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ab9" officeooo:paragraph-rsid="000e1ab9"/>
    </style:style>
    <style:style style:name="P2" style:family="paragraph" style:parent-style-name="Standard">
      <style:text-properties officeooo:paragraph-rsid="000e6c70"/>
    </style:style>
    <style:style style:name="P3" style:family="paragraph" style:parent-style-name="Standard">
      <style:text-properties officeooo:rsid="000e6c70" officeooo:paragraph-rsid="000e6c70"/>
    </style:style>
    <style:style style:name="P4" style:family="paragraph" style:parent-style-name="Standard">
      <style:paragraph-properties fo:text-align="center" style:justify-single-word="false"/>
      <style:text-properties officeooo:rsid="000e6c70" officeooo:paragraph-rsid="000e6c70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e6c70" style:font-weight-asian="bold" style:font-weight-complex="bold"/>
    </style:style>
    <style:style style:name="T1" style:family="text">
      <style:text-properties officeooo:rsid="000e1ab9"/>
    </style:style>
    <style:style style:name="T2" style:family="text">
      <style:text-properties officeooo:rsid="000e6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Mini Project 4 – Write Up and Reflection</text:span></text:p>
      <text:p text:style-name="P4">Everardo Gonzalez &amp; Vienna Scheyer</text:p>
      <text:p text:style-name="P3"/>
      <text:p text:style-name="P2"/>
      <text:p text:style-name="P2"/>
      <text:p text:style-name="P2"/>
      <text:p text:style-name="P2"/>
      <text:p text:style-name="P2"/>
      <text:p text:style-name="P2">“<text:span text:style-name="T1">This is so stressful!”</text:span></text:p>
      <text:p text:style-name="P1">“This is so addicting!”</text:p>
      <text:p text:style-name="P1">“Why did you do this to me?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6:42:28.240089219</meta:creation-date>
    <dc:date>2018-03-14T16:44:07.475837133</dc:date>
    <meta:editing-duration>PT1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27" meta:character-count="148" meta:non-whitespace-character-count="125"/>
  </office:meta>
</office:document-meta>
</file>